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c64b4" officeooo:paragraph-rsid="000c64b4"/>
    </style:style>
    <style:style style:name="P2" style:family="paragraph" style:parent-style-name="Standard">
      <style:paragraph-properties fo:text-align="start" style:justify-single-word="false"/>
      <style:text-properties officeooo:rsid="000c64b4" officeooo:paragraph-rsid="000c64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OSTRAP</text:p>
      <text:p text:style-name="P1"/>
      <text:p text:style-name="P2"><text:tab/>HTML:</text:p>
      <text:p text:style-name="P2"/>
      <text:p text:style-name="P2">&lt;!DOCTYPE html&gt;</text:p>
      <text:p text:style-name="P2">&lt;html lang="es"&gt;</text:p>
      <text:p text:style-name="P2">&lt;head&gt;</text:p>
      <text:p text:style-name="P2"><text:s text:c="4"/>&lt;meta charset="UTF-8"&gt;</text:p>
      <text:p text:style-name="P2"><text:s text:c="4"/>&lt;meta name="viewport" content="width=device-width, initial-scale=1.0"&gt;</text:p>
      <text:p text:style-name="P2"><text:s text:c="4"/>&lt;title&gt;Informe Técnico - Análisis de Tráfico&lt;/title&gt;</text:p>
      <text:p text:style-name="P2"><text:s text:c="4"/></text:p>
      <text:p text:style-name="P2"><text:s text:c="4"/>&lt;link href="https://cdn.jsdelivr.net/npm/bootstrap@5.3.3/dist/css/bootstrap.min.css" rel="stylesheet"&gt;</text:p>
      <text:p text:style-name="P2"><text:s text:c="4"/>&lt;link rel="stylesheet" href="./assets/css/styles.css"&gt;</text:p>
      <text:p text:style-name="P2">&lt;/head&gt;</text:p>
      <text:p text:style-name="P2">&lt;body&gt;</text:p>
      <text:p text:style-name="P2"/>
      <text:p text:style-name="P2"><text:s text:c="4"/>&lt;nav class="navbar navbar-expand-lg navbar-dark bg-dark mb-4"&gt;</text:p>
      <text:p text:style-name="P2"><text:s text:c="8"/>&lt;div class="container"&gt;</text:p>
      <text:p text:style-name="P2"><text:s text:c="12"/>&lt;a class="navbar-brand" href="#"&gt;Infraestructura Segura&lt;/a&gt;</text:p>
      <text:p text:style-name="P2"><text:s text:c="12"/>&lt;div class="collapse navbar-collapse d-flex"&gt;</text:p>
      <text:p text:style-name="P2"><text:s text:c="16"/>&lt;ul class="navbar-nav ms-auto"&gt;</text:p>
      <text:p text:style-name="P2"><text:s text:c="20"/>&lt;li class="nav-item"&gt;&lt;a class="nav-link" href="#"&gt;Métricas SOC&lt;/a&gt;&lt;/li&gt;</text:p>
      <text:p text:style-name="P2"><text:s text:c="20"/>&lt;li class="nav-item"&gt;&lt;a class="nav-link" href="#"&gt;Scripts Defensivos&lt;/a&gt;&lt;/li&gt;</text:p>
      <text:p text:style-name="P2"><text:s text:c="16"/>&lt;/ul&gt;</text:p>
      <text:p text:style-name="P2"><text:s text:c="12"/>&lt;/div&gt;</text:p>
      <text:p text:style-name="P2"><text:s text:c="8"/>&lt;/div&gt;</text:p>
      <text:p text:style-name="P2"><text:s text:c="4"/>&lt;/nav&gt;</text:p>
      <text:p text:style-name="P2"/>
      <text:p text:style-name="P2"><text:s text:c="4"/>&lt;div class="container"&gt;</text:p>
      <text:p text:style-name="P2"><text:s text:c="8"/></text:p>
      <text:p text:style-name="P2"><text:s text:c="8"/>&lt;div class="alert alert-info shadow-sm" role="alert"&gt;</text:p>
      <text:p text:style-name="P2"><text:s text:c="12"/>&lt;strong&gt;Estado de red:&lt;/strong&gt; Monitoreo activo. No se detectan anomalías en los logs recientes.</text:p>
      <text:p text:style-name="P2"><text:s text:c="8"/>&lt;/div&gt;</text:p>
      <text:p text:style-name="P2"/>
      <text:p text:style-name="P2"><text:s text:c="8"/>&lt;div class="p-5 mb-4 bg-body rounded-3 shadow-sm border"&gt;</text:p>
      <text:p text:style-name="P2"><text:s text:c="12"/>&lt;div class="container-fluid py-4"&gt;</text:p>
      <text:p text:style-name="P2"><text:s text:c="16"/>&lt;h1 class="display-5 fw-bold text-danger"&gt;Automatización y Análisis de Tráfico&lt;/h1&gt;</text:p>
      <text:p text:style-name="P2"><text:s text:c="16"/>&lt;p class="col-md-10 fs-4 mt-3"&gt;La implementación de scripts para el análisis de logs reduce el tiempo de respuesta ante incidentes. El monitoreo continuo de la infraestructura permite detectar anomalías antes de que comprometan los activos digitales.&lt;/p&gt;</text:p>
      <text:p text:style-name="P2"><text:s text:c="12"/>&lt;/div&gt;</text:p>
      <text:p text:style-name="P2"><text:s text:c="8"/>&lt;/div&gt;</text:p>
      <text:p text:style-name="P2"/>
      <text:p text:style-name="P2"><text:s text:c="8"/>&lt;section class="text-center my-5"&gt;</text:p>
      <text:p text:style-name="P2"><text:s text:c="12"/>&lt;img src="./assets/img/setup.png" alt="Setup y monitoreo de red" class="img-custom mx-auto d-block rounded shadow"&gt;</text:p>
      <text:p text:style-name="P2"><text:s text:c="12"/></text:p>
      <text:p text:style-name="P2"><text:soft-page-break/><text:s text:c="12"/>&lt;p class="text-muted small mt-2"&gt;Nota técnica: La imagen fue forzada a 400x300px mediante CSS local. Se aplicó 'object-fit: cover' para evitar la distorsión geométrica en caso de que la proporción original difiera.&lt;/p&gt;</text:p>
      <text:p text:style-name="P2"><text:s text:c="12"/></text:p>
      <text:p text:style-name="P2"><text:s text:c="12"/>&lt;button class="btn btn-primary btn-lg mt-3"&gt;Ejecutar Análisis de Logs&lt;/button&gt;</text:p>
      <text:p text:style-name="P2"><text:s text:c="8"/>&lt;/section&gt;</text:p>
      <text:p text:style-name="P2"/>
      <text:p text:style-name="P2"><text:s text:c="4"/>&lt;/div&gt;</text:p>
      <text:p text:style-name="P2"/>
      <text:p text:style-name="P2"><text:s text:c="4"/>&lt;footer class="text-center mt-5 mb-4"&gt;</text:p>
      <text:p text:style-name="P2"><text:s text:c="8"/>&lt;p class="text-muted"&gt;© 2026 MauricioSec - Desarrollo Full Stack.&lt;/p&gt;</text:p>
      <text:p text:style-name="P2"><text:s text:c="4"/>&lt;/footer&gt;</text:p>
      <text:p text:style-name="P2"/>
      <text:p text:style-name="P2"><text:s text:c="4"/>&lt;script src="https://cdn.jsdelivr.net/npm/bootstrap@5.3.3/dist/js/bootstrap.bundle.min.js"&gt;&lt;/script&gt;</text:p>
      <text:p text:style-name="P2">&lt;/body&gt;</text:p>
      <text:p text:style-name="P2">&lt;/html&gt;</text:p>
      <text:p text:style-name="P2"/>
      <text:p text:style-name="P2"/>
      <text:p text:style-name="P2"/>
      <text:p text:style-name="P2"/>
      <text:p text:style-name="P2"><text:tab/>CSS:</text:p>
      <text:p text:style-name="P2"/>
      <text:p text:style-name="P2">/* Paso 5a: Fondo claro similar a lightblue requerido */</text:p>
      <text:p text:style-name="P2">body {</text:p>
      <text:p text:style-name="P2"><text:s text:c="4"/>background-color: lightblue;</text:p>
      <text:p text:style-name="P2">}</text:p>
      <text:p text:style-name="P2"/>
      <text:p text:style-name="P2">/* Paso 5c: Medidas estrictas de imagen y resolución de proporción */</text:p>
      <text:p text:style-name="P2">.img-custom {</text:p>
      <text:p text:style-name="P2"><text:s text:c="4"/>width: 400px;</text:p>
      <text:p text:style-name="P2"><text:s text:c="4"/>height: 300px;</text:p>
      <text:p text:style-name="P2"><text:s text:c="4"/>object-fit: cover;</text:p>
      <text:p text:style-name="P2">}</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3-23T10:09:50.663433500</meta:creation-date>
    <dc:date>2026-03-23T15:44:48.610017600</dc:date>
    <meta:editing-duration>PT5H24M45S</meta:editing-duration>
    <meta:editing-cycles>1</meta:editing-cycles>
    <meta:document-statistic meta:table-count="0" meta:image-count="0" meta:object-count="0" meta:page-count="2" meta:paragraph-count="60" meta:word-count="246" meta:character-count="2673" meta:non-whitespace-character-count="2097"/>
    <meta:generator>LibreOffice/25.8.5.2$Windows_X86_64 LibreOffice_project/9c8b85f387cc00a89945a79c9e6239f32e450ac2</meta:generator>
  </office:meta>
</office:document-meta>
</file>